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5) rotate (-1.55281943549936) translate (8.27293445108099cm 3.5433005485883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8.08312854091599cm 4.731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589) rotate (-2.1556561591382) translate (8.60545731859401cm 7.024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8.342624478732cm 4.8897947751291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5.74879065192801cm 5.268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61cm" svg:height="4.06cm" draw:transform="skewX (0.000872664625997164) rotate (-1.55281943549936) translate (8.339765066623cm 2.899526174473cm)" svg:viewBox="0 0 1162 4061" svg:d="M1161 3993c-78-341-283-1455-333-1994-47-539-29-1440-14-1648 6-107-811-510-814-282-4 227 31 1216 104 1888 71 670 171 1428 266 1976 22 174 816 148 791 60z">
          <text:p/>
        </draw:path>
        <draw:path draw:style-name="gr1" draw:text-style-name="P1" draw:layer="layout" svg:width="0.902cm" svg:height="0.661cm" draw:transform="skewX (0.00122173047639598) rotate (-2.1556561591382) translate (5.59379065192801cm 3.705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6) rotate (-2.15652882376419) translate (8.60570697154201cm 3.057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5.24cm" svg:height="0.852cm" draw:transform="skewX (-0.000349065850398908) rotate (-2.08060700130244) translate (4.764421061793cm 3.7523437363871cm)" svg:viewBox="0 0 5241 853" svg:d="M42 655c339 30 1764 180 2483 188s2494 20 2587-10c122-39 220-645-8-656-227-10-1441 101-2277 110-836 12-2312-214-2667-287-122-16-218 647-118 655z">
          <text:p/>
        </draw:path>
        <draw:path draw:style-name="gr1" draw:text-style-name="P1" draw:layer="layout" svg:width="0.903cm" svg:height="0.661cm" draw:transform="skewX (0.001221730476396) rotate (-2.15687788961459) translate (4.965306809894cm 3.468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1.476cm" svg:height="2.999cm" draw:transform="skewX (0.00122173047639603) rotate (-1.55229583672376) translate (5.23605280005501cm 5.8779565223138cm)" svg:viewBox="0 0 1477 3000" svg:d="M1476 2800c-88-186-318-516-468-1200-149-681-182-993-195-1285-14-297-810-427-813-199-3 227 163 985 354 1670 191 690 269 786 364 1081s785 19 758-67z">
          <text:p/>
        </draw:path>
        <draw:path draw:style-name="gr1" draw:text-style-name="P1" draw:layer="layout" svg:width="0.903cm" svg:height="0.661cm" draw:transform="skewX (0.00244346095279205) rotate (-2.1556561591382) translate (2.35547366595001cm 7.769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rotate (-2.15687788961459) translate (5.54562447873198cm 6.032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3.02262398526101cm 6.7486291664946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39:25.461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